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style:font-name="Calibri" fo:font-size="12pt" style:text-underline-style="none" officeooo:rsid="00006daf" officeooo:paragraph-rsid="00006daf" style:font-size-asian="10.5pt" style:font-size-complex="12pt"/>
    </style:style>
    <style:style style:name="P2" style:family="paragraph" style:parent-style-name="Standard" style:list-style-name="L1">
      <style:paragraph-properties fo:text-align="start" style:justify-single-word="false"/>
      <style:text-properties style:font-name="Calibri" fo:font-size="12pt" fo:font-style="normal" style:text-underline-style="none" officeooo:rsid="00006daf" officeooo:paragraph-rsid="00006daf" style:font-size-asian="10.5pt" style:font-style-asian="normal" style:font-size-complex="12pt" style:font-style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0428bb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0428bb" officeooo:paragraph-rsid="000428bb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83f99" officeooo:paragraph-rsid="00083f99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color="#01c1ff" loext:opacity="100%" fo:font-style="normal" style:font-style-asian="normal" style:font-style-complex="normal"/>
    </style:style>
    <style:style style:name="T3" style:family="text">
      <style:text-properties style:font-name="Calibri" fo:font-size="12pt" style:text-underline-style="none" style:font-size-asian="10.5pt" style:font-size-complex="12pt"/>
    </style:style>
    <style:style style:name="T4" style:family="text">
      <style:text-properties style:font-name="Calibri" fo:font-size="12pt" style:text-underline-style="none" officeooo:rsid="000428bb" style:font-size-asian="10.5pt" style:font-size-complex="12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A good design starts with a great <text:span text:style-name="T2">silhouette</text:span><text:span text:style-name="T1">, a silhouette is important to make sure your pixel art design is recognizable.</text:span></text:p>
        </text:list-item>
        <text:list-item>
          <text:p text:style-name="P1"><text:span text:style-name="T2">Flat shading</text:span><text:span text:style-name="T1"> involves stacking colors. The fewer colors you use, the crispier the object will appear.</text:span></text:p>
        </text:list-item>
        <text:list-item>
          <text:p text:style-name="P2">Dithering involves creating gradients, which is useful for imitating diffused lighting such as candlelight.</text:p>
        </text:list-item>
        <text:list-item>
          <text:p text:style-name="P2">Objects with softer outlines seem to be a bit out of focus, making them ideal for backgrounds.</text:p>
        </text:list-item>
        <text:list-item>
          <text:p text:style-name="P2">If you want an object to pop, you can add a bolder outline.</text:p>
        </text:list-item>
        <text:list-item>
          <text:p text:style-name="P3"><text:span text:style-name="T4">Color style -</text:span><text:span text:style-name="T1"/></text:p>
          <text:list>
            <text:list-item>
              <text:p text:style-name="P3"><text:span text:style-name="T4">Western method – focus is mostly on how light or dark a shade to use rather than on saturation and hue.</text:span><text:span text:style-name="T1"/></text:p>
            </text:list-item>
            <text:list-item>
              <text:p text:style-name="P4"><text:span text:style-name="T3">Eastern method – when choosing darker shades, shift the hue slider towards red/purple of spectrum and away from yellow/green. When choosing the highlight do the opposite, make the shade lighter and yellow.</text:span><text:span text:style-name="T1"/></text:p>
            </text:list-item>
          </text:list>
        </text:list-item>
        <text:list-item>
          <text:p text:style-name="P5"><text:span text:style-name="T3">Zooming in and out as you create pixel art will help you see flaws.</text:span><text:span text:style-name="T1"/></text:p>
        </text:list-item>
        <text:list-item>
          <text:p text:style-name="P5"><text:span text:style-name="T3">Flipping your art horizontally helps in seeing imbalanced and mistakes.</text:span><text:span text:style-name="T1"/></text:p>
        </text:list-item>
        <text:list-item>
          <text:p text:style-name="P5"><text:span text:style-name="T3">We can use thicker lines for the outline of the character and thinner lines for the details to get a paper cutout look or to enhance the smaller details of a drawing.</text:span><text:span text:style-name="T1"/></text:p>
          <text:p text:style-name="P5"/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5T19:22:52.756000000</meta:creation-date>
    <dc:date>2023-09-06T19:58:31.031000000</dc:date>
    <meta:editing-duration>PT2H19M22S</meta:editing-duration>
    <meta:editing-cycles>4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12" meta:word-count="203" meta:character-count="1121" meta:non-whitespace-character-count="939"/>
  </office:meta>
</office:document-meta>
</file>